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99"/>
    </style:style>
    <style:style style:name="ce4"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1021"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office:value-type="string">
            <text:p>Carnivora</text:p>
          </table:table-cell>
          <table:table-cell office:value-type="string">
            <text:p>1D Continuous</text:p>
          </table:table-cell>
          <table:table-cell office:value-type="string">
            <text:p>Yes</text:p>
          </table:table-cell>
          <table:table-cell table:number-columns-repeated="4"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docut of ranges + product of variance</text:p>
          </table:table-cell>
          <table:table-cell office:value-type="string">
            <text:p>?</text:p>
          </table:table-cell>
          <table:table-cell office:value-type="string">
            <text:p>Yes</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4"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table:table-cell office:value-type="string">
            <text:p>Discrete</text:p>
          </table:table-cell>
          <table:table-cell office:value-type="string">
            <text:p>Yes</text:p>
          </table:table-cell>
          <table:table-cell office:value-type="string">
            <text:p>PCO</text:p>
          </table:table-cell>
          <table:table-cell office:value-type="string">
            <text:p>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Arnold, Patrick, Eli Amson, and Martin S. Fischer. "Differential scaling patterns of vertebrae and the evolution of neck length in mammals." </text:span><text:span text:style-name="T1">Evolution</text:span><text:span text:style-name="T2"> (2017).</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bo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4"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mon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er</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neighbor 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PC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irances + mean pairwise distance + range + volume + average pairwise disparity + pari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table:number-columns-repeated="1016"/>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nth root of varai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illier, Loïc, and Gunther J. Eble. "Assessing the robustness of disparity estimates: the impact of morphometric scheme, temporal scale, and taxonomic level in spatangoid echinoids." Paleobiology 30.4 (2004): 652-665.</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ext:p>Pter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Warheit, Kenneth I., et al. "Morphological diversification and adaptive radiation: a comparison of two diverse lizard clades." Evolution 53.4 (1999): 1226-1234.</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Crônier, Catherine. "Morphological disparity and developmental patterning: contribution of phacopid trilobites." Palaeontology 56.6 (2013): 1263-12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ext:p>Rodents</text:p>
          </table:table-cell>
          <table:table-cell office:value-type="string">
            <text:p>3D landmarks</text:p>
          </table:table-cell>
          <table:table-cell office:value-type="string">
            <text:p>No</text:p>
          </table:table-cell>
          <table:table-cell office:value-type="string">
            <text:p>PCA</text:p>
          </table:table-cell>
          <table:table-cell office:value-type="string">
            <text:p>total variance</text:p>
          </table:table-cell>
          <table:table-cell office:value-type="string">
            <text:p>Canonical variates analysis</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Raup, David M. "Size of the Permo-Triassic bottleneck and its evolutionary implications." Science 206.4415 (1979): 217-21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Harper, David AT. "The Ordovician biodiversification: Setting an agenda for marine life." Palaeogeography, Palaeoclimatology, Palaeoecology 232.2 (2006): 148-16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Budd, Ann F., and John M. Pandolfi. "Evolutionary novelty is concentrated at the edge of coral species distributions." Science 328.5985 (2010): 1558-1561.</text:p>
          </table:table-cell>
          <table:table-cell office:value-type="string">
            <text:p>Corals</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centroid size</text:p>
          </table:table-cell>
          <table:table-cell office:value-type="string">
            <text:p>F-statistic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onge-Nájera, Julián, and Xianguang Hou. "Disparity, decimation and the Cambrian" explosion": comparison of early Cambrian and Present faunal communities with emphasis on velvet worms (Onychophora)." Revista de Biología Tropical 48.2-3 (2000): 333-3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hakrabarty, Prosanta. "Testing conjectures about morphological diversity in cichlids of Lakes Malawi and Tanganyika." Copeia 2005.2 (2005): 359-373.</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coordinates</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Carrano, Matthew T., and Christian A. Sidor. "Theropod hind limb disparity revisited: Comments on Gatesy and Middleton (1997)." Journal of Vertebrate Paleontology 19.3 (1999): 602-6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Budd, Ann F., Francesca R. Bosellini, and Thomas A. Stemann. "Systematics of the Oligocene to Miocene reef coral Tarbellastraea in the northern Mediterranean." Palaeontology 39.3 (1996): 515-5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5">
            <text:p>2015</text:p>
          </table:table-cell>
          <table:table-cell table:style-name="ce1" office:value-type="string">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Price, Samantha A., et al. "Functional innovations and morphological diversification in parrotfish." Evolution 64.10 (2010): 3057-306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2">
            <text:p>1962</text:p>
          </table:table-cell>
          <table:table-cell table:style-name="ce1" office:value-type="string">
            <text:p>Trujillo, José M., et al. "Cromosomes of the horse, the donkey, and the mule." Chromosoma 13.3 (1962): 243-2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Rowe, K. C., and K. P. Aplin. "PR bAveRStoCK, And C. moRitZ. 2011. Recent and rapid speciation with limited morphological disparity in the genus Rattus." Systematic Biology 60: 188-2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4">
            <text:p>2004</text:p>
          </table:table-cell>
          <table:table-cell table:style-name="ce1" office:value-type="string">
            <text:p>Holliday, Jill A., and Scott J. Steppan. "Evolution of hypercarnivory: the effect of specialization on morphological and taxonomic diversity." Paleobiology 30.1 (2004): 108-128.</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Jønsson, Knud A., et al. "Ecological and evolutionary determinants for the adaptive radiation of the Madagascan vangas." Proceedings of the National Academy of Sciences 109.17 (2012): 6620-66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Yang, Jie, et al. "A superarmored lobopodian from the Cambrian of China and early disparity in the evolution of Onychophora." Proceedings of the National Academy of Sciences 112.28 (2015): 8678-8683.</text:p>
          </table:table-cell>
          <table:table-cell office:value-type="string">
            <text:p>Onychophora</text:p>
          </table:table-cell>
          <table:table-cell office:value-type="string">
            <text:p>Discrete</text:p>
          </table:table-cell>
          <table:table-cell office:value-type="string">
            <text:p>Yes</text:p>
          </table:table-cell>
          <table:table-cell office:value-type="string">
            <text:p>PCO</text:p>
          </table:table-cell>
          <table:table-cell office:value-type="string">
            <text:p>mean character differe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Urošević, A., K. Ljubisavljević, and A. Ivanović. "Patterns of cranial ontogeny in lacertid lizards: morphological and allometric disparity." Journal of Evolutionary Biology 26.2 (2013): 399-415.</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Budd, Graham E. "Stem group arthropods from the Lower Cambrian Sirius Passet fauna of north Greenland." Arthropod relationships. Springer Netherlands, 1998. 125-1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Sidlauskas, Brian. "Continuous and arrested morphological diversification in sister clades of characiform fishes: a phylomorphospace approach." Evolution 62.12 (2008): 3135-3156.</text:p>
          </table:table-cell>
          <table:table-cell office:value-type="string">
            <text:p>Fish</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lineage density</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Marx, Felix G., and R. Ewan Fordyce. "Baleen boom and bust: a synthesis of mysticete phylogeny, diversity and disparity." Open Science 2.4 (2015): 140434.</text:p>
          </table:table-cell>
          <table:table-cell office:value-type="string">
            <text:p>Cetace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Campione, Nicolás E., and David C. Evans. "Cranial growth and variation in edmontosaurs (Dinosauria: Hadrosauridae): implications for latest Cretaceous megaherbivore diversity in North America." PLoS One 6.9 (2011): e25186.</text:p>
          </table:table-cell>
          <table:table-cell office:value-type="string">
            <text:p>Dinosaurs</text:p>
          </table:table-cell>
          <table:table-cell office:value-type="string">
            <text:p>Continuous</text:p>
          </table:table-cell>
          <table:table-cell office:value-type="string">
            <text:p>No</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Anderson, Philip SL. "Biomechanics, functional patterns, and disparity in Late Devonian arthrodires." Paleobiology 35.3 (2009): 321-342.</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mean pairwise distance</text:p>
          </table:table-cell>
          <table:table-cell office:value-type="string">
            <text:p>multivariate t-test (Hotellings' T^2 test)</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04">
            <text:p>2004</text:p>
          </table:table-cell>
          <table:table-cell table:style-name="ce1" office:value-type="string">
            <text:p>Andersson, K. I. "Elbow-joint morphology as a guide to forearm function and foraging behaviour in mammalian carnivores." Zoological Journal of the Linnean Society 142.1 (2004): 91-104.</text:p>
          </table:table-cell>
          <table:table-cell office:value-type="string">
            <text:p>Carnivor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C scor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O'Meara, Brian C., et al. "Testing for different rates of continuous trait evolution using likelihood." Evolution 60.5 (2006): 922-933.</text:p>
          </table:table-cell>
          <table:table-cell office:value-type="string">
            <text:p>Simulated</text:p>
          </table:table-cell>
          <table:table-cell office:value-type="string">
            <text:p>Continuous</text:p>
          </table:table-cell>
          <table:table-cell table:number-columns-repeated="2" office:value-type="string">
            <text:p>NA</text:p>
          </table:table-cell>
          <table:table-cell office:value-type="string">
            <text:p>function of distance to ancestor and character differe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Foote, Mike. "Morphological diversity in the evolutionary radiation of Paleozoic and post-Paleozoic crinoids." Paleobiology 25.S2 (1999): 1-11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Honda, Hiroaki, et al. "Cardiovascular anomaly, impaired actin bundling and resistance to Src-induced transformation in mice lacking p130Cas." Nature genetics 19.4 (1998): 361-3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Ellinas, J. N., and Manolis S. Sangriotis. "Stereo image compression using wavelet coefficients morphology." Image and Vision Computing 22.4 (2004): 281-29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Frédérich, Bruno, et al. "Iterative ecological radiation and convergence during the evolutionary history of damselfishes (Pomacentridae)." The American Naturalist 181.1 (2012): 94-113.</text:p>
          </table:table-cell>
          <table:table-cell office:value-type="string">
            <text:p>Fish</text:p>
          </table:table-cell>
          <table:table-cell office:value-type="string">
            <text:p>Continuous + 2D landmarks</text:p>
          </table:table-cell>
          <table:table-cell office:value-type="string">
            <text:p>Yes</text:p>
          </table:table-cell>
          <table:table-cell office:value-type="string">
            <text:p>RWA (Relative Warp Analysis)</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Near, Thomas J., et al. "Ancient climate change, antifreeze, and the evolutionary diversification of Antarctic fishes." Proceedings of the National Academy of Sciences 109.9 (2012): 3434-3439.</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Mitchell, Jonathan S., and Peter J. Makovicky. "Low ecological disparity in Early Cretaceous birds." Proc. R. Soc. B. Vol. 281. No. 1787. The Royal Society, 2014.</text:p>
          </table:table-cell>
          <table:table-cell office:value-type="string">
            <text:p>Birds</text:p>
          </table:table-cell>
          <table:table-cell office:value-type="string">
            <text:p>Continuous + discrete</text:p>
          </table:table-cell>
          <table:table-cell office:value-type="string">
            <text:p>Yes</text:p>
          </table:table-cell>
          <table:table-cell office:value-type="string">
            <text:p>canonical correlation analysis (CCA)</text:p>
          </table:table-cell>
          <table:table-cell office:value-type="string">
            <text:p>sum of vari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6">
            <text:p>1996</text:p>
          </table:table-cell>
          <table:table-cell table:style-name="ce1" office:value-type="string">
            <text:p>Wray, Gregory A. "Parallel evolution of nonfeeding larvae in echinoids." (1996): 308-32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erb, Jeanne M., et al. "Morphological convergence of shell shape in distantly related scallop species (Mollusca: Pectinidae)." Zoological Journal of the Linnean Society 163.2 (2011): 571-584.</text:p>
          </table:table-cell>
          <table:table-cell office:value-type="string">
            <text:p>Mollusca</text:p>
          </table:table-cell>
          <table:table-cell office:value-type="string">
            <text:p>3D landmarks</text:p>
          </table:table-cell>
          <table:table-cell office:value-type="string">
            <text:p>Yes</text:p>
          </table:table-cell>
          <table:table-cell office:value-type="string">
            <text:p>NA</text:p>
          </table:table-cell>
          <table:table-cell office:value-type="string">
            <text:p>distance between species</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ice, Samantha A., et al. "Coral reefs promote the evolution of morphological diversity and ecological novelty in labrid fishes." Ecology letters 14.5 (2011): 462-469.</text:p>
          </table:table-cell>
          <table:table-cell office:value-type="string">
            <text:p>Fish</text:p>
          </table:table-cell>
          <table:table-cell office:value-type="string">
            <text:p>Continuous + discrete</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3">
            <text:p>1993</text:p>
          </table:table-cell>
          <table:table-cell table:style-name="ce1" office:value-type="string">
            <text:p>Erwin, Douglas H. "Early introduction of major morphological innovations." Acta Palaeontologica Polonica 38.3-4 (199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Eble, Gunther J., W. Callebaut, and D. Rasskin-Gutman. "Morphological modularity and macroevolution: conceptual and empirical aspects." Modularity: Understanding the development and evolution of natural complex systems (2005): 221-2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0">
            <text:p>1990</text:p>
          </table:table-cell>
          <table:table-cell table:style-name="ce1" office:value-type="string">
            <text:p>Browne, B. A., and C. T. Driscoll. "Soluble aluminum silicates: stoichiometry, stability, and implications for environmental geochemistry." Science (1992): 1667-16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enson, Roger BJ, Mark Evans, and Patrick S. Druckenmiller. "High diversity, low disparity and small body size in plesiosaurs (Reptilia, Sauropterygia) from the Triassic–Jurassic boundary." PLoS One 7.3 (2012): e31838.</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pairwise character dissimilarity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Jablonski, David. "Evolutionary innovations in the fossil record: the intersection of ecology, development, and macroevolution." Journal of Experimental Zoology Part B: Molecular and Developmental Evolution 304.6 (2005): 504-51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Alroy, John. "The fossil record of North American mammals: evidence for a Paleocene evolutionary radiation." Systematic Biology 48.1 (1999): 107-11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5">
            <text:p>1995</text:p>
          </table:table-cell>
          <table:table-cell table:style-name="ce1" office:value-type="string">
            <text:p>CRAMPTON, JAMES S. "Elliptic Fourier shape analysis of fossil bivalves: some practical considerations." Lethaia 28.2 (1995): 179-186.</text:p>
          </table:table-cell>
          <table:table-cell office:value-type="string">
            <text:p>Bivalves</text:p>
          </table:table-cell>
          <table:table-cell office:value-type="string">
            <text:p>Ellipctic Fourier</text:p>
          </table:table-cell>
          <table:table-cell office:value-type="string">
            <text:p>Yes</text:p>
          </table:table-cell>
          <table:table-cell office:value-type="string">
            <text:p>PCA + canonical variabl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Butterfield, Nicholas J. "Animals and the invention of the Phanerozoic Earth system." Trends in Ecology &amp; Evolution 26.2 (2011): 81-8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Pochan, Darrin J., et al. "Architectural Disparity Effects in the Morphology of Dendrimer− Linear Coil Diblock Copolymers." Macromolecules 35.24 (2002): 9239-9242.</text:p>
          </table:table-cell>
          <table:table-cell table:number-columns-repeated="7" office:value-type="string">
            <text:p>-</text:p>
          </table:table-cell>
          <table:table-cell table:number-columns-repeated="1015"/>
        </table:table-row>
        <table:table-row table:style-name="ro1">
          <table:table-cell office:value-type="float" office:value="2007">
            <text:p>2007</text:p>
          </table:table-cell>
          <table:table-cell table:style-name="ce1" office:value-type="string">
            <text:p>Clabaut, Celine, et al. "Geometric morphometric analyses provide evidence for the adaptive character of the Tanganyikan cichlid fish radiations." Evolution 61.3 (2007): 560-578.</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Klingenberg, Christian Peter. "Evolution and development of shape: integrating quantitative approaches." Nature Reviews Genetics 11.9 (2010): 623-63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the squared procrustes distance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Wills, M. A., et al. "The disparity of priapulid, archaeopriapulid and palaeoscolecid worms in the light of new data." Journal of evolutionary biology 25.10 (2012): 2056-2076.</text:p>
          </table:table-cell>
          <table:table-cell office:value-type="string">
            <text:p>Palaeoscolecid worm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Nearest neigbhor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Foote, Mike. "Sampling, taxonomic description, and our evolving knowledge of morphological diversity." Paleobiology 23.2 (1997): 181-2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Wang, Zhengquan, et al. "Fine root architecture, morphology, and biomass of different branch orders of two Chinese temperate tree species." Plant and Soil 288.1-2 (2006): 155-1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Rabosky, Daniel L., and Dean C. Adams. "Rates of morphological evolution are correlated with species richness in salamanders." Evolution 66.6 (2012): 1807-1818.</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the diagonal of the variance covariance matrix of the PCA</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Lin Dong. "On the morphological and ecological history of Proterozoic macroalgae." Neoproterozoic Geobiology and Paleobiology. Springer Netherlands, 2006. 57-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Grenier, Jennifer K., et al. "Evolution of the entire arthropod Hox gene set predated the origin and radiation of the onychophoran/arthropod clade." Current Biology 7.8 (1997): 547-5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Ruta, Marcello, et al. "The radiation of cynodonts and the ground plan of mammalian morphological diversity." Proc. R. Soc. B. Vol. 280. No. 1769. The Royal Society, 2013.</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Probability of encountering neighbouring data points in 3D</text:p>
          </table:table-cell>
          <table:table-cell table:style-name="ce1" office:value-type="string">
            <text:p>Ripley's K</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11">
            <text:p>2011</text:p>
          </table:table-cell>
          <table:table-cell table:style-name="ce1" office:value-type="string">
            <text:p>Deline, Bradley, and William I. Ausich. "Testing the plateau: a reexamination of disparity and morphologic constraints in early Paleozoic crinoids." Paleobiology 37.2 (2011): 214-236.</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Brusatte, Stephen L., et al. "Gradual assembly of avian body plan culminated in rapid rates of evolution across the dinosaur-bird transition." Current Biology 24.20 (2014): 2386-2392.</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Euclidean distance between groups</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Valentine, James W., David Jablonski, and Douglas H. Erwin. "Fossils, molecules and embryos: new perspectives on the Cambrian explosion." Development 126.5 (1999): 851-85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Dera, Guillaume, et al. "High-resolution dynamics of Early Jurassic marine extinctions: the case of Pliensbachian–Toarcian ammonites (Cephalopoda)." Journal of the Geological Society 167.1 (2010): 21-33.</text:p>
          </table:table-cell>
          <table:table-cell office:value-type="string">
            <text:p>Amonit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surface + sum of variance + mean pairwise distanec</text:p>
          </table:table-cell>
          <table:table-cell office:value-type="string">
            <text:p>Hierarchical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Cornwell, William K., Dylan W. Schwilk, and David D. Ackerly. "A trait‐based test for habitat filtering: Convex hull volume." Ecology 87.6 (2006): 1465-14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urbrink, Frank T., et al. "Evidence for determinism in species diversification and contingency in phenotypic evolution during adaptive radiation." Proceedings of the Royal Society of London B: Biological Sciences 279.1748 (2012): 4817-482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Wood, Troy E., et al. "The frequency of polyploid speciation in vascular plants." Proceedings of the national Academy of sciences 106.33 (2009): 13875-13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Liu, Fu-Guo Robert, et al. "Molecular and morphological supertrees for eutherian (placental) mammals." Science 291.5509 (2001): 1786-1789.</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endrasco, Michael J., Troy E. Wood, and Bruce N. Runnegar. "Articulated Palaeozoic fossil with 17 plates greatly expands disparity of early chitons." Nature 429.6989 (2004): 288-29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Baltanás, Angel. "Geometric morphometrics: A contribution to the study of shape variability in Ostracds." (20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oper, W. James, et al. "Bentho-pelagic divergence of cichlid feeding architecture was prodigious and consistent during multiple adaptive radiations within African rift-lakes." PLoS One 5.3 (2010): e9551.</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Canonical variance analysi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Gregory P. "Mammals across the K/Pg boundary in northeastern Montana, USA: dental morphology and body-size patterns reveal extinction selectivity and immigrant-fueled ecospace filling." Paleobiology 39.3 (2013): 429-469.</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bootstrap/rarefaction null hypothesi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Pavlinov, IIa, and O. G. Nanova. "Toward exploration of morphological disparity of measurable traits of mammalian skull. 3. Distance-based analysis of the morphospace volume and occupation." Zhurnal obshchei biologii 70.1 (2009): 35-45.</text:p>
          </table:table-cell>
          <table:table-cell table:number-columns-repeated="6" office:value-type="string">
            <text:p>-</text:p>
          </table:table-cell>
          <table:table-cell table:number-columns-repeated="1016"/>
        </table:table-row>
        <table:table-row table:style-name="ro1">
          <table:table-cell office:value-type="float" office:value="2008">
            <text:p>2008</text:p>
          </table:table-cell>
          <table:table-cell table:style-name="ce1" office:value-type="string">
            <text:p>Giribet, Gonzalo. "Assembling the lophotrochozoan (= spiralian) tree of life." Philosophical Transactions of the Royal Society of London B: Biological Sciences 363.1496 (2008): 1513-152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Wainwright, Peter C. "Functional versus morphological diversity in macroevolution." Annu. Rev. Ecol. Evol. Syst. 38 (2007): 381-40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Hall, Alex R. "Genotype‐by‐environment interactions due to antibiotic resistance and adaptation in Escherichia coli." Journal of evolutionary biology 26.8 (2013): 1655-16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Heimberg, Alysha M., et al. "MicroRNAs and the advent of vertebrate morphological complexity." Proceedings of the National Academy of Sciences 105.8 (2008): 2946-295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Thorne, Philippa M., Marcello Ruta, and Michael J. Benton. "Resetting the evolution of marine reptiles at the Triassic-Jurassic boundary." Proceedings of the National Academy of Sciences 108.20 (2011): 8339-8344.</text:p>
          </table:table-cell>
          <table:table-cell office:value-type="string">
            <text:p>Ichtyosaurs</text:p>
          </table:table-cell>
          <table:table-cell office:value-type="string">
            <text:p>Discrete</text:p>
          </table:table-cell>
          <table:table-cell office:value-type="string">
            <text:p>Yes</text:p>
          </table:table-cell>
          <table:table-cell office:value-type="string">
            <text:p>PCO</text:p>
          </table:table-cell>
          <table:table-cell office:value-type="string">
            <text:p>pairwise dist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Kozak, Kenneth H., et al. "Phylogenetic analysis of ecomorphological divergence, community structure, and diversification rates in dusky salamanders (Plethodontidae: Desmognathus)." Evolution 59.9 (2005): 2000-2016.</text:p>
          </table:table-cell>
          <table:table-cell office:value-type="string">
            <text:p>Squamates</text:p>
          </table:table-cell>
          <table:table-cell office:value-type="string">
            <text:p>Continuous + Body size</text:p>
          </table:table-cell>
          <table:table-cell office:value-type="string">
            <text:p>Yes</text:p>
          </table:table-cell>
          <table:table-cell office:value-type="string">
            <text:p>PCA</text:p>
          </table:table-cell>
          <table:table-cell office:value-type="string">
            <text:p>mean squared pairwise difference in body siz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mean distance from centroids</text:p>
          </table:table-cell>
          <table:table-cell office:value-type="string">
            <text:p>MANCOVA + 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Horner, John R., and Mark B. Goodwin. "Extreme cranial ontogeny in the Upper Cretaceous dinosaur Pachycephalosaurus." PLoS One 4.10 (2009): e762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3">
            <text:p>1993</text:p>
          </table:table-cell>
          <table:table-cell table:style-name="ce1" office:value-type="string">
            <text:p>Foote, M. "Morphological disparity in Ordovician through Devonian crinoids." Geological Society of America Abstracts with Programs. Vol. 25. 199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Harmon, Luke J., et al. "The role of geography and ecological opportunity in the diversification of day geckos (Phelsuma)." Systematic Biology 57.4 (2008): 562-57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Longrich, Nicholas R., Bhart-Anjan S. Bhullar, and Jacques A. Gauthier. "Mass extinction of lizards and snakes at the Cretaceous–Paleogene boundary." Proceedings of the National Academy of Sciences 109.52 (2012): 21396-21401.</text:p>
          </table:table-cell>
          <table:table-cell office:value-type="string">
            <text:p>Squamates</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ims, Hallie J. "Morphological diversification of Late Devonian and Carboniferous seeds." The Paleontological Society Special Publications 8 (1996): 361-361.</text:p>
          </table:table-cell>
          <table:table-cell table:number-columns-repeated="7" office:value-type="string">
            <text:p>-</text:p>
          </table:table-cell>
          <table:table-cell office:value-type="string">
            <text:p>abstract</text:p>
          </table:table-cell>
          <table:table-cell table:number-columns-repeated="1014"/>
        </table:table-row>
        <table:table-row table:style-name="ro1">
          <table:table-cell office:value-type="float" office:value="2006">
            <text:p>2006</text:p>
          </table:table-cell>
          <table:table-cell table:style-name="ce1" office:value-type="string">
            <text:p>Dyke, Gareth J., R. L. Nudds, and J. M. V. Rayner. "Limb disparity and wing shape in pterosaurs." Journal of evolutionary biology 19.4 (2006): 1339-134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2">
            <text:p>1992</text:p>
          </table:table-cell>
          <table:table-cell table:style-name="ce1" office:value-type="string">
            <text:p>Gadoury, D. M., et al. "Disparity between morphological maturity of ascospores and physiological maturity of asci in Venturia inaequalis." Plant disease 7.3 (1992): 277-28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6">
            <text:p>1976</text:p>
          </table:table-cell>
          <table:table-cell table:style-name="ce1" office:value-type="string">
            <text:p>Mickevich, M. F., and Michael S. Johnson. "Congruence between morphological and allozyme data in evolutionary inference and character evolution." Systematic Zoology 25.3 (1976): 260-2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Hollander, Johan, et al. "Phenotypic plasticity in two marine snails: constraints superseding life history." Journal of evolutionary biology 19.6 (2006): 1861-1872.</text:p>
          </table:table-cell>
          <table:table-cell office:value-type="string">
            <text:p>Gastropod</text:p>
          </table:table-cell>
          <table:table-cell office:value-type="string">
            <text:p>2D landmark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Xiao, Shuhai, and Marc Laflamme. "On the eve of animal radiation: phylogeny, ecology and evolution of the Ediacara biota." Trends in Ecology &amp; Evolution 24.1 (2009): 31-4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Gonzalez‐Voyer, Alejandro, Svante Winberg, and Niclas Kolm. "Distinct evolutionary patterns of brain and body size during adaptive radiation." Evolution 63.9 (2009): 2266-2274.</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pairwis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Whiteside, Jessica H., and Peter D. Ward. "Ammonoid diversity and disparity track episodes of chaotic carbon cycling during the early Mesozoic." Geology 39.2 (2011): 99-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Foote, Mike. "Perspective: evolutionary patterns in the fossil record." Evolution 50.1 (1996): 1-11.</text:p>
          </table:table-cell>
          <table:table-cell office:value-type="string">
            <text:p>Marine invertebrrates</text:p>
          </table:table-cell>
          <table:table-cell office:value-type="string">
            <text:p>Discrete</text:p>
          </table:table-cell>
          <table:table-cell office:value-type="string">
            <text:p>Yes</text:p>
          </table:table-cell>
          <table:table-cell office:value-type="string">
            <text:p>NA</text:p>
          </table:table-cell>
          <table:table-cell office:value-type="string">
            <text:p>average morphological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abosky, Daniel L., et al. "Rates of speciation and morphological evolution are correlated across the largest vertebrate radiation." Nature communications 4 (201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Pie, Marcio R., and Joshua S. Weitz. "A null model of morphospace occupation." The American Naturalist 166.1 (2005): E1-E13.</text:p>
          </table:table-cell>
          <table:table-cell office:value-type="string">
            <text:p>Simulated</text:p>
          </table:table-cell>
          <table:table-cell table:number-columns-repeated="3" office:value-type="string">
            <text:p>NA</text:p>
          </table:table-cell>
          <table:table-cell office:value-type="string">
            <text:p>Average pairwise squared distance</text:p>
          </table:table-cell>
          <table:table-cell office:value-type="string">
            <text:p>Branching random walks</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chaefer, Scott A., and George V. Lauder. "Testing historical hypotheses of morphological change: biomechanical decoupling in loricarioid catfishes." Evolution 50.4 (1996): 1661-1675.</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Benton, Michael J., Jonathan Forth, and Max C. Langer. "Models for the rise of the dinosaurs." Current Biology 24.2 (2014): R87-R9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Dommergues, Jean-Louis, Sophie Montuire, and Pascal Neige. "Size patterns through time: the case of the Early Jurassic ammonite radiation." Paleobiology 28.4 (2002): 423-434.</text:p>
          </table:table-cell>
          <table:table-cell office:value-type="string">
            <text:p>Amonites</text:p>
          </table:table-cell>
          <table:table-cell office:value-type="string">
            <text:p>Continuous</text:p>
          </table:table-cell>
          <table:table-cell office:value-type="string">
            <text:p>Yes</text:p>
          </table:table-cell>
          <table:table-cell office:value-type="string">
            <text:p>Factorial plan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Brain structure evolution in a basal vertebrate clade: evidence from phylogenetic comparative analysis of cichlid fishes." BMC Evolutionary Biology 9.1 (2009): 238.</text:p>
          </table:table-cell>
          <table:table-cell office:value-type="string">
            <text:p>Fish</text:p>
          </table:table-cell>
          <table:table-cell office:value-type="string">
            <text:p>Continuous</text:p>
          </table:table-cell>
          <table:table-cell office:value-type="string">
            <text:p>No</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Collar, David C., et al. "Evolution of extreme body size disparity in monitor lizards (Varanus)." Evolution 65.9 (2011): 2664-26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McGowan, Alistair J., and G. J. Dyke. "A morphospace‐based test for competitive exclusion among flying vertebrates: did birds, bats and pterosaurs get in each other's space?." Journal of evolutionary biology 20.3 (2007): 1230-1236.</text:p>
          </table:table-cell>
          <table:table-cell office:value-type="string">
            <text:p>Amniote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s</text:p>
          </table:table-cell>
          <table:table-cell office:value-type="string">
            <text:p>confidence interval overlap</text:p>
          </table:table-cell>
          <table:table-cell office:value-type="string">
            <text:p>No</text:p>
          </table:table-cell>
          <table:table-cell office:value-type="string">
            <text:p>Comparative between groups!</text:p>
          </table:table-cell>
          <table:table-cell/>
          <table:table-cell table:style-name="Default"/>
          <table:table-cell table:number-columns-repeated="1012"/>
        </table:table-row>
        <table:table-row table:style-name="ro1">
          <table:table-cell office:value-type="float" office:value="2012">
            <text:p>2012</text:p>
          </table:table-cell>
          <table:table-cell table:style-name="ce1" office:value-type="string">
            <text:p>Davis, Samuel P., John A. Finarelli, and Michael I. Coates. "Acanthodes and shark-like conditions in the last common ancestor of modern gnathostomes." Nature 486.7402 (2012): 247-250.</text:p>
          </table:table-cell>
          <table:table-cell office:value-type="string">
            <text:p>Shark</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office:value-type="string">
            <text:p>Non-overlaping PCO example!</text:p>
          </table:table-cell>
          <table:table-cell table:number-columns-repeated="1014"/>
        </table:table-row>
        <table:table-row table:style-name="ro1">
          <table:table-cell office:value-type="float" office:value="2010">
            <text:p>2010</text:p>
          </table:table-cell>
          <table:table-cell table:style-name="ce1" office:value-type="string">
            <text:p>Rivera, Ajna S., et al. "Gene duplication and the origins of morphological complexity in pancrustacean eyes, a genomic approach." BMC evolutionary biology 10.1 (2010): 12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Alroy, John. "Understanding the dynamics of trends within evolving lineages." Paleobiology 26.3 (2000): 319-32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Sigwart, Julia D., and Mark D. Sutton. "Deep molluscan phylogeny: synthesis of palaeontological and neontological data." Proceedings of the Royal Society of London B: Biological Sciences 274.1624 (2007): 2413-24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ext:p>Echinoi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permutation test</text:p>
          </table:table-cell>
          <table:table-cell office:value-type="string">
            <text:p>Yes (pPC)</text:p>
          </table:table-cell>
          <table:table-cell table:number-columns-repeated="1015"/>
        </table:table-row>
        <table:table-row table:style-name="ro1">
          <table:table-cell office:value-type="float" office:value="2014">
            <text:p>2014</text:p>
          </table:table-cell>
          <table:table-cell table:style-name="ce1" office:value-type="string">
            <text:p>Caron, Jean-Bernard, et al. "A new phyllopod bed-like assemblage from the Burgess Shale of the Canadian Rockies." Nature Communications 5 (2014): 3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Bellwood, David R. "Origins and escalation of herbivory in fishes: a functional perspective." Paleobiology 29.1 (2003): 7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Goswami, A., et al. "The macroevolutionary consequences of phenotypic integration: from development to deep time." Phil. Trans. R. Soc. B 369.1649 (2014): 2013025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8">
            <text:p>1998</text:p>
          </table:table-cell>
          <table:table-cell table:style-name="ce1" office:value-type="string">
            <text:p>Zrzavý, J., V. Hypša, and M. Vlášková. "Arthropod phylogeny: taxonomic congruence, total evidence and conditional combination approaches to morphological and molecular data sets." Arthropod Relationships. Springer Netherlands, 1998. 97-10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Meyer, David L., et al. "Crinoid distribution and feeding morphology through a depositional sequence: Kope and Fairview Formations, Upper Ordovician, Cincinnati Arch region." Journal of Paleontology 76.4 (2002): 725-73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There's something afoot in the evolution of ontogenies." BMC evolutionary biology 10.1 (2010): 22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Erwin, Douglas H. "Extinction as the loss of evolutionary history." Proceedings of the National Academy of Sciences 105.Supplement 1 (2008): 11520-1152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Kane, Emily A., and Timothy E. Higham. "The integration of locomotion and prey capture in divergent cottid fishes: functional disparity despite morphological similarity." Journal of Experimental Biology 214.7 (2011): 1092-1099.</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The evolution of cranial form and function in theropod dinosaurs: insights from geometric morphometrics." Journal of evolutionary biology 25.2 (2012): 365-377.</text:p>
          </table:table-cell>
          <table:table-cell office:value-type="string">
            <text:p>Din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office:value-type="string">
            <text:p>PICs</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Lefebvre, Bertrand, et al. "Diversification of atypical Paleozoic echinoderms: a quantitative survey of patterns of stylophoran disparity, diversity, and geography." Paleobiology 32.3 (2006): 483-510.</text:p>
          </table:table-cell>
          <table:table-cell office:value-type="string">
            <text:p>Echinoderms</text:p>
          </table:table-cell>
          <table:table-cell office:value-type="string">
            <text:p>Continuous</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Meloro, Carlo, and M. E. H. Jones. "Tooth and cranial disparity in the fossil relatives of Sphenodon (Rhynchocephalia) dispute the persistent ‘living fossil’label." Journal of evolutionary biology 25.11 (2012): 2194-2209.</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Bateman, R. M. "Integrating molecular and morphological evidence of evolutionary radiations." SYSTEMATICS ASSOCIATION SPECIAL VOLUME 57 (1999): 432-47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table:style-name="Default" office:value-type="float" office:value="2011">
            <text:p>2011</text:p>
          </table:table-cell>
          <table:table-cell table:style-name="ce1" office:value-type="string">
            <text:p>Martin, Christopher H., and Peter C. Wainwright. "Trophic novelty is linked to exceptional rates of morphological diversification in two adaptive radiations of Cyprinodon pupfish." Evolution 65.8 (2011): 2197-221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67">
            <text:p>1967</text:p>
          </table:table-cell>
          <table:table-cell table:style-name="ce1" office:value-type="string">
            <text:p>Hay, William W., and Hans P. Mohler. "Calcareous nannoplankton from early Tertiary rocks at Pont Labau, France, and Paleocene-early Eocene correlations." Journal of Paleontology 41.6 (1967): 1505-15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Maia, Rafael, Dustin R. Rubenstein, and Matthew D. Shawkey. "Key ornamental innovations facilitate diversification in an avian radiation." Proceedings of the National Academy of Sciences 110.26 (2013): 10687-10692.</text:p>
          </table:table-cell>
          <table:table-cell office:value-type="string">
            <text:p>Birds</text:p>
          </table:table-cell>
          <table:table-cell office:value-type="string">
            <text:p>Colours</text:p>
          </table:table-cell>
          <table:table-cell office:value-type="string">
            <text:p>Yes</text:p>
          </table:table-cell>
          <table:table-cell office:value-type="string">
            <text:p>PCA</text:p>
          </table:table-cell>
          <table:table-cell office:value-type="string">
            <text:p>NA</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Novas, Fernando E., et al. "A bizarre Cretaceous theropod dinosaur from Patagonia and the evolution of Gondwanan dromaeosaurids." Proceedings of the Royal Society of London B: Biological Sciences 276.1659 (2009): 1101-110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Leroi, Armand M. "The scale independence of evolution." Evolution &amp; development 2.2 (2000): 67-7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Philippe, Hervé, et al. "Resolving difficult phylogenetic questions: why more sequences are not enough." PLoS biology 9.3 (2011): e10006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49">
            <text:p>1949</text:p>
          </table:table-cell>
          <table:table-cell table:style-name="ce1" office:value-type="string">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Luebert, Federico, et al. "Phylogenetic relationships and morphological diversity in Neotropical Heliotropium (Heliotropiaceae)." Taxon 60.3 (2011): 663-680.</text:p>
          </table:table-cell>
          <table:table-cell office:value-type="string">
            <text:p>Angiosperm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Chapman, L. G., F. Galis, and J. Shinn. "Phenotypic plasticity and the possible role of genetic assimilation: Hypoxia‐induced trade‐offs in the morphological traits of an African cichlid." Ecology Letters 3.5 (2000): 387-39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amirez, Santiago R., et al. "Phylogeny, diversification patterns and historical biogeography of euglossine orchid bees (Hymenoptera: Apidae)." Biological Journal of the Linnean Society 100.3 (2010): 552-572.</text:p>
          </table:table-cell>
          <table:table-cell office:value-type="string">
            <text:p>Hymenoptera</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Fišer, Cene, Andrej Blejec, and Peter Trontelj. "Niche-based mechanisms operating within extreme habitats: a case study of subterranean amphipod communities." Biology Letters (2012): rsbl20120125.</text:p>
          </table:table-cell>
          <table:table-cell office:value-type="string">
            <text:p>Amphipod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Default" office:value-type="string">
            <text:p>Cardini, Andrea, and Sarah Elton. "Sample size and sampling error in geometric morphometric studies of size and shape." Zoomorphology 126.2 (2007): 121-134.</text:p>
          </table:table-cell>
          <table:table-cell table:style-name="Default"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 +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oyce, C. Kevin, and Andrew H. Knoll. "Evolution of developmental potential and the multiple independent origins of leaves in Paleozoic vascular plants." Paleobiology 28.1 (2002): 70-100.</text:p>
          </table:table-cell>
          <table:table-cell office:value-type="string">
            <text:p>Ferns + angiosperms</text:p>
          </table:table-cell>
          <table:table-cell office:value-type="string">
            <text:p>Discrete</text:p>
          </table:table-cell>
          <table:table-cell office:value-type="string">
            <text:p>Yes</text:p>
          </table:table-cell>
          <table:table-cell office:value-type="string">
            <text:p>PCO</text:p>
          </table:table-cell>
          <table:table-cell office:value-type="string">
            <text:p>Average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81">
            <text:p>1981</text:p>
          </table:table-cell>
          <table:table-cell table:style-name="ce1" office:value-type="string">
            <text:p>Hamer, Angas W., et al. "Disparity between the clinical and electrophysiologic effects of amiodarone in the treatment of recurrent ventricular tachyarrhythmias." American heart journal 102.6 (1981): 992-100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chweizer, Manuel, Stefan T. Hertwig, and Ole Seehausen. "Diversity versus disparity and the role of ecological opportunity in a continental bird radiation." Journal of biogeography 41.7 (2014): 1301-1312.</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Briggs, Derek EG, and Richard A. Fortey. "Wonderful strife: systematics, stem groups, and the phylogenetic signal of the Cambrian radiation." Paleobiology 31.sp5 (2005): 94-11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O’Hara, Timothy D., et al. "Phylogenomic resolution of the class Ophiuroidea unlocks a global microfossil record." Current Biology 24.16 (2014): 1874-1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ext:p>Carnivora</text:p>
          </table:table-cell>
          <table:table-cell office:value-type="string">
            <text:p>3D landmarks</text:p>
          </table:table-cell>
          <table:table-cell office:value-type="string">
            <text:p>No</text:p>
          </table:table-cell>
          <table:table-cell office:value-type="string">
            <text:p>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Perez, S. Ivan. "Artificial cranial deformation in South America: a geometric morphometrics approximation." Journal of Archaeological Science 34.10 (2007): 1649-1658.</text:p>
          </table:table-cell>
          <table:table-cell office:value-type="string">
            <text:p>Human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Average square distance</text:p>
          </table:table-cell>
          <table:table-cell office:value-type="string">
            <text:p>Kernel analysi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IDDLETON, KEVIN M., and STEPHEN M. GATESY. "Theropod forelimb design and evolution." Zoological Journal of the Linnean Society 128.2 (2000): 149-18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Huangfu, Chaohe, Xiaoling Song, and Sheng Qiang. "Morphological disparities in the epidermal and anatomical features of the leaf among wild Brassica juncea populations." Weed biology and management 9.3 (2009): 234-2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Hou, Xianguang, and Jan Bergström. "Cambrian lobopodians-ancestors of extant onychophorans?." Zoological Journal of the Linnean Society 114.1 (1995): 3-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ocot, Kevin M., et al. "Phylogenomics reveals deep molluscan relationships." Nature 477.7365 (2011): 452-45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Klingenberg, Christian Peter. "Studying morphological integration and modularity at multiple levels: concepts and analysis." Phil. Trans. R. Soc. B 369.1649 (2014): 2013024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Price, Trevor D., et al. "Niche filling slows the diversification of Himalayan songbirds." Nature 509.7499 (2014): 222-2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convex hull volum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Korn, Dieter, Christian Klug, and Sonny A. Walton. "Taxonomic diversity and morphological disparity of Paleozoic ammonoids." Ammonoid Paleobiology: From macroevolution to paleogeography. Springer Netherlands, 2015. 431-4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Colombo, Marco, et al. "Diversity and disparity through time in the adaptive radiation of Antarctic notothenioid fishes." Journal of evolutionary biology 28.2 (2015): 376-394.</text:p>
          </table:table-cell>
          <table:table-cell office:value-type="string">
            <text:p>Fish</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ópez‐Fernández, Hernán, et al. "Testing for ancient adaptive radiations in Neotropical cichlid fishes." Evolution 67.5 (2013): 1321-1337.</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86">
            <text:p>1986</text:p>
          </table:table-cell>
          <table:table-cell table:style-name="ce1" office:value-type="string">
            <text:p>Carr, Catherine E., Leonard Maler, and Barbara Taylor. "A time-comparison circuit in the electric fish midbrain. II. Functional morphology." Journal of Neuroscience 6.5 (1986): 1372-1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Zhang, Fucheng, et al. "A bizarre Jurassic maniraptoran from China with elongate ribbon-like feathers." Nature 455.7216 (2008): 1105-110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Terry, Matthew D., and Michael F. Whiting. "Mantophasmatodea and phylogeny of the lower neopterous insects." Cladistics 21.3 (2005): 240-25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Boyce, C. Kevin. "The evolution of plant development in a paleontological context." Current opinion in plant biology 13.1 (2010): 102-10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Roy, Kaustuv, and Karen K. Martien. "Latitudinal distribution of body size in north‐eastern Pacific marine bivalves." Journal of Biogeography 28.4 (2001): 485-4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Webster, Mark. "A Cambrian peak in morphological variation within trilobite species." Science 317.5837 (2007): 499-502.</text:p>
          </table:table-cell>
          <table:table-cell office:value-type="string">
            <text:p>Trilobites</text:p>
          </table:table-cell>
          <table:table-cell office:value-type="string">
            <text:p>Discrete</text:p>
          </table:table-cell>
          <table:table-cell office:value-type="string">
            <text:p>Yes</text:p>
          </table:table-cell>
          <table:table-cell office:value-type="string">
            <text:p>NA</text:p>
          </table:table-cell>
          <table:table-cell office:value-type="string">
            <text:p>Number of polymorphic character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ext:p>Fish</text:p>
          </table:table-cell>
          <table:table-cell office:value-type="string">
            <text:p>Continuous</text:p>
          </table:table-cell>
          <table:table-cell office:value-type="string">
            <text:p>Yes</text:p>
          </table:table-cell>
          <table:table-cell office:value-type="string">
            <text:p>PCA</text:p>
          </table:table-cell>
          <table:table-cell office:value-type="string">
            <text:p>Pairwise mahalanobis dist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6">
            <text:p>2016</text:p>
          </table:table-cell>
          <table:table-cell table:style-name="ce1" office:value-type="string">
            <text:p>Deline, Bradley, and William I. Ausich. "Character selection and the quantification of morphological disparity." Paleobiology 43.1 (2016): 68-84.</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d distance + convex hull</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Fitzpatrick, Benjamin M. "Rates of evolution of hybrid inviability in birds and mammals." Evolution 58.8 (2004): 1865-18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Stayton, C. Tristan. "Testing hypotheses of convergence with multivariate data: morphological and functional convergence among herbivorous lizards." Evolution 60.4 (2006): 824-841.</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volume</text:p>
          </table:table-cell>
          <table:table-cell office:value-type="string">
            <text:p>Multidimensional Convergence Index</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rwin, Douglas H. "Macroevolution is more than repeated rounds of microevolution." Evolution &amp; development 2.2 (2000): 78-8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Valentine, James W., and Allen G. Collins. "The significance of moulting in Ecdysozoan evolution." Evolution &amp; development 2.3 (2000): 152-156.</text:p>
          </table:table-cell>
          <table:table-cell table:number-columns-repeated="7" office:value-type="string">
            <text:p>-</text:p>
          </table:table-cell>
          <table:table-cell table:number-columns-repeated="1015"/>
        </table:table-row>
        <table:table-row table:style-name="ro1">
          <table:table-cell office:value-type="float" office:value="2006">
            <text:p>2006</text:p>
          </table:table-cell>
          <table:table-cell table:style-name="ce1" office:value-type="string">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table:number-columns-repeated="7" office:value-type="string">
            <text:p>-</text:p>
          </table:table-cell>
          <table:table-cell table:number-columns-repeated="1015"/>
        </table:table-row>
        <table:table-row table:style-name="ro1">
          <table:table-cell office:value-type="float" office:value="2013">
            <text:p>2013</text:p>
          </table:table-cell>
          <table:table-cell table:style-name="ce1" office:value-type="string">
            <text:p>Polly, P. David, et al. "Phylogenetic principal components analysis and geometric morphometrics." Hystrix, the Italian Journal of Mammalogy 24.1 (2013): 33-41.</text:p>
          </table:table-cell>
          <table:table-cell office:value-type="string">
            <text:p>Simulated</text:p>
          </table:table-cell>
          <table:table-cell office:value-type="string">
            <text:p>2D landmarks</text:p>
          </table:table-cell>
          <table:table-cell office:value-type="string">
            <text:p>NA</text:p>
          </table:table-cell>
          <table:table-cell office:value-type="string">
            <text:p>PCA</text:p>
          </table:table-cell>
          <table:table-cell table:number-columns-repeated="2" office:value-type="string">
            <text:p>NA</text:p>
          </table:table-cell>
          <table:table-cell office:value-type="string">
            <text:p>Yes</text:p>
          </table:table-cell>
          <table:table-cell table:style-name="ce3" office:value-type="string">
            <text:p>shape simulation!</text:p>
          </table:table-cell>
          <table:table-cell table:number-columns-repeated="1014"/>
        </table:table-row>
        <table:table-row table:style-name="ro1">
          <table:table-cell office:value-type="float" office:value="2008">
            <text:p>2008</text:p>
          </table:table-cell>
          <table:table-cell table:style-name="ce1" office:value-type="string">
            <text:p>Van Bocxlaer, Bert, Dirk Van Damme, and Craig S. Feibel. "Gradual versus punctuated equilibrium evolution in the Turkana Basin molluscs: evolutionary events or biological invasions?." Evolution 62.3 (2008): 511-520.</text:p>
          </table:table-cell>
          <table:table-cell office:value-type="string">
            <text:p>Mollusca</text:p>
          </table:table-cell>
          <table:table-cell office:value-type="string">
            <text:p>Ellipctic Fourier</text:p>
          </table:table-cell>
          <table:table-cell office:value-type="string">
            <text:p>Yes</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later, Graham J. "Phylogenetic evidence for a shift in the mode of mammalian body size evolution at the Cretaceous‐Palaeogene boundary." Methods in Ecology and Evolution 4.8 (2013): 734-744.</text:p>
          </table:table-cell>
          <table:table-cell office:value-type="string">
            <text:p>Mammals</text:p>
          </table:table-cell>
          <table:table-cell office:value-type="string">
            <text:p>Body mass</text:p>
          </table:table-cell>
          <table:table-cell office:value-type="string">
            <text:p>Yes</text:p>
          </table:table-cell>
          <table:table-cell office:value-type="string">
            <text:p>NA</text:p>
          </table:table-cell>
          <table:table-cell office:value-type="string">
            <text:p>Body mas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McGowan, Alistair J. "The effect of the Permo-Triassic bottleneck on Triassic ammonoid morphological evolution." Paleobiology 30.3 (2004): 369-395.</text:p>
          </table:table-cell>
          <table:table-cell office:value-type="string">
            <text:p>Amonites</text:p>
          </table:table-cell>
          <table:table-cell office:value-type="string">
            <text:p>Continuous</text:p>
          </table:table-cell>
          <table:table-cell office:value-type="string">
            <text:p>Yes</text:p>
          </table:table-cell>
          <table:table-cell office:value-type="string">
            <text:p>PCA</text:p>
          </table:table-cell>
          <table:table-cell office:value-type="string">
            <text:p>NA</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Openshaw, G. H., and J. Scott Keogh. "Head shape evolution in monitor lizards (Varanus): interactions between extreme size disparity, phylogeny and ecology." Journal of evolutionary biology 27.2 (2014): 363-373.</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variance</text:p>
          </table:table-cell>
          <table:table-cell office:value-type="string">
            <text:p>t-test</text:p>
          </table:table-cell>
          <table:table-cell office:value-type="string">
            <text:p>Yes</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Kotthoff, Ulrich, Torsten Wappler, and Michael S. Engel. "Greater past disparity and diversity hints at ancient migrations of European honey bee lineages into Africa and Asia." Journal of Biogeography 40.10 (2013): 1832-1838.</text:p>
          </table:table-cell>
          <table:table-cell office:value-type="string">
            <text:p>Fish</text:p>
          </table:table-cell>
          <table:table-cell office:value-type="string">
            <text:p>Continuous</text:p>
          </table:table-cell>
          <table:table-cell office:value-type="string">
            <text:p>No</text:p>
          </table:table-cell>
          <table:table-cell office:value-type="string">
            <text:p>biplot (residuals of two traits)</text:p>
          </table:table-cell>
          <table:table-cell office:value-type="string">
            <text:p>convex hull surface</text:p>
          </table:table-cell>
          <table:table-cell office:value-type="string">
            <text:p>Chi-squared</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Goatley, Christopher HR, David R. Bellwood, and Orpha Bellwood. "Fishes on coral reefs: changing roles over the past 240 million years." Paleobiology 36.3 (2010): 415-427.</text:p>
          </table:table-cell>
          <table:table-cell office:value-type="string">
            <text:p>Cnidera</text:p>
          </table:table-cell>
          <table:table-cell office:value-type="string">
            <text:p>Continuous</text:p>
          </table:table-cell>
          <table:table-cell office:value-type="string">
            <text:p>Yes</text:p>
          </table:table-cell>
          <table:table-cell office:value-type="string">
            <text:p>MDS</text:p>
          </table:table-cell>
          <table:table-cell office:value-type="string">
            <text:p>pairwise dist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Dawson, Michael N., and William M. Hamner. "Rapid evolutionary radiation of marine zooplankton in peripheral environments." Proceedings of the National Academy of Sciences of the United States of America 102.26 (2005): 9235-924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5">
            <text:p>1995</text:p>
          </table:table-cell>
          <table:table-cell table:style-name="ce1" office:value-type="string">
            <text:p>Wagner, Peter J. "Testing evolutionary constraint hypotheses with early Paleozoic gastropods." Paleobiology 21.3 (1995): 248-27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Slater, Graham J., and Luke J. Harmon. "Unifying fossils and phylogenies for comparative analyses of diversification and trait evolution." Methods in Ecology and Evolution 4.8 (2013): 699-7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Dornburg, Alex, et al. "The influence of an innovative locomotor strategy on the phenotypic diversification of triggerfish (Family: Balistidae)." Evolution 65.7 (2011): 1912-1926.</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ee, Michael SY, Julien Soubrier, and Gregory D. Edgecombe. "Rates of phenotypic and genomic evolution during the Cambrian explosion." Current Biology 23.19 (2013): 1889-189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Ritterbush, K. A., et al. "Pelagic palaeoecology: the importance of recent constraints on ammonoid palaeobiology and life history." Journal of Zoology 292.4 (2014): 229-24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Peterson, Kevin J., Michael R. Dietrich, and Mark A. McPeek. "MicroRNAs and metazoan macroevolution: insights into canalization, complexity, and the Cambrian explosion." Bioessays 31.7 (2009): 736-7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Latiolais, Jared M., et al. "A molecular phylogenetic analysis of strombid gastropod morphological diversity." Molecular phylogenetics and evolution 41.2 (2006): 436-444.</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geometric mean of range + geometric mean of variance</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ánchez-Villagra, Marcelo R. "Why are there fewer marsupials than placentals? On the relevance of geography and physiology to evolutionary patterns of mammalian diversity and disparity." Journal of Mammalian Evolution 20.4 (2013): 279-2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ollar, D. C. "PC, and Wainwright, 2005, Comparative analysis of morphological disparity: does disparity accumulate at the same rate in two lineages of centrarchid fishes." Evolution 59: 1783-179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5">
            <text:p>2005</text:p>
          </table:table-cell>
          <table:table-cell table:style-name="ce1" office:value-type="string">
            <text:p>Wainwright, Peter C., et al. "Many-to-one mapping of form to function: a general principle in organismal design?." Integrative and comparative biology 45.2 (2005): 256-2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Martin, Jeremy E., et al. "A longirostrine Temnodontosaurus (Ichthyosauria) with comments on Early Jurassic ichthyosaur niche partitioning and disparity." Palaeontology 55.5 (2012): 995-10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Monteiro, Leandro R., and Marcelo R. Nogueira. "Evolutionary patterns and processes in the radiation of phyllostomid bats." BMC Evolutionary Biology 11.1 (2011): 137.</text:p>
          </table:table-cell>
          <table:table-cell office:value-type="string">
            <text:p>Mammal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Multivariate PGLS</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Vitt, Laurie J., et al. "History and the global ecology of squamate reptiles." The American Naturalist 162.1 (2003): 44-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Venditti, Chris, Andrew Meade, and Mark Pagel. "Multiple routes to mammalian diversity." Nature 479.7373 (2011): 393-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Gould, Stephen Jay. "Of coiled oysters and big brains: how to rescue the terminology of heterochrony, now gone astray." Evolution &amp; development 2.5 (2000): 241-248.</text:p>
          </table:table-cell>
          <table:table-cell office:value-type="string">
            <text:p>Gastropod</text:p>
          </table:table-cell>
          <table:table-cell office:value-type="string">
            <text:p>Continuous</text:p>
          </table:table-cell>
          <table:table-cell office:value-type="string">
            <text:p>Yes</text:p>
          </table:table-cell>
          <table:table-cell office:value-type="string">
            <text:p>Biplot (two traits only)</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Mitteroecker, Philipp, et al. "A brief review of shape, form, and allometry in geometric morphometrics, with applications to human facial morphology." Hystrix, the Italian Journal of Mammalogy 24.1 (2013): 59-66.</text:p>
          </table:table-cell>
          <table:table-cell office:value-type="string">
            <text:p>Human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ult, Auct. "Cambrian and recent morphological disparity." Science 258 (1992): 181-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Wills, M. A. "Morphological disparity: a primer:. 55-144 in JM Adrain, ed Fossils, phylogeny, and form." (200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ggs, D. E. G., R. A. Fortey, and M. A. fiLLS. "7992. Morphological disparity in the Cambrian." Science 2.56: 16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Ruta, M., and K. D. Angielczyk. "Frö bisch, J., and Benton, MJ (2013). Decoupling of morphological disparity and taxic diversity during the adaptive radiation of anomodont therapsids." Proc. R. Soc. B. Vol. 28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TORRES, M. "A, J, EUPENA, R. AND DEMAYO, C, G, 2010. Sexual dimorphism and morphological disparity in the shapes and sizes of the cranium, scapula, mandible and pelvis of selected murid rodents." Aust J. Basic appl. Sei 4: 4323-433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Foote, M., and S. Gould. "(1992). Cambrian and Recent morphological disparity." Science 258.1: 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Grossnickle, D., and Z. X. Luo. "Morphological disparity patterns of Cretaceous and early Paleocene therians." Journal of Vertebrate Paleontology 2014 (2014): 141-14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Cs, D. E. G., and R. A. Forty. "WIL1 s, MA 1992. Morphological disparity in the Cambrian." Science 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Novack-Gottshall, Philip M. "Using a theoretical ecospace to quantify the ecological diversity of Paleozoic and modern marine biotas." Paleobiology 33.2 (2007): 273-294.</text:p>
          </table:table-cell>
          <table:table-cell office:value-type="string">
            <text:p>Mollusca</text:p>
          </table:table-cell>
          <table:table-cell office:value-type="string">
            <text:p>Discrete</text:p>
          </table:table-cell>
          <table:table-cell office:value-type="string">
            <text:p>Yes</text:p>
          </table:table-cell>
          <table:table-cell office:value-type="string">
            <text:p>NMDS</text:p>
          </table:table-cell>
          <table:table-cell office:value-type="string">
            <text:p>mean euclidean distance</text:p>
          </table:table-cell>
          <table:table-cell office:value-type="string">
            <text:p>t-test</text:p>
          </table:table-cell>
          <table:table-cell office:value-type="string">
            <text:p>No</text:p>
          </table:table-cell>
          <table:table-cell office:value-type="string">
            <text:p>Ecological disparity</text:p>
          </table:table-cell>
          <table:table-cell table:number-columns-repeated="1014"/>
        </table:table-row>
        <table:table-row table:style-name="ro1">
          <table:table-cell office:value-type="float" office:value="2012">
            <text:p>2012</text:p>
          </table:table-cell>
          <table:table-cell table:style-name="ce1" office:value-type="string">
            <text:p>Abe, Francine R., and Bruce S. Lieberman. "Quantifying morphological change during an evolutionary radiation of Devonian trilobites." Paleobiology 38.2 (2012): 292-307.</text:p>
          </table:table-cell>
          <table:table-cell office:value-type="string">
            <text:p>Trilobi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airwise distance</text:p>
          </table:table-cell>
          <table:table-cell office:value-type="string">
            <text:p>Kruskal-Wallis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Yoder, Melissa, et al. "DESS: a versatile solution for preserving morphology and extractable DNA of nematodes." Nematology 8.3 (2006): 367-37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Mooi, Rich, and Bruno David. "Evolution within a bizarre phylum: homologies of the first echinoderms." American Zoologist 38.6 (1998): 965-97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79">
            <text:p>1979</text:p>
          </table:table-cell>
          <table:table-cell table:style-name="ce1" office:value-type="string">
            <text:p>Bowman, Robert I. "Adaptive morphology of song dialects in Darwin's finches." Journal of Ornithology 120.4 (1979): 353-38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Nesbitt, Sterling J., et al. "The oldest dinosaur? A Middle Triassic dinosauriform from Tanzania." Biology Letters 9.1 (2013): 201209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Sears, K. E., et al. "The correlated evolution of Runx2 tandem repeats, transcriptional activity, and facial length in carnivora." Evolution &amp; development 9.6 (2007): 555-5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Carroll, Sean B. "Chance and necessity: the evolution of morphological complexity and diversity." Nature 409.6823 (2001): 1102-11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Wilson, Laura AB. "Allometric disparity in rodent evolution." Ecology and evolution 3.4 (2013): 971-984.</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onow, Nicolai, and David R. Bellwood. "Evolution of high trophic diversity based on limited functional disparity in the feeding apparatus of marine angelfishes (f. Pomacanthidae)." PloS one 6.9 (2011): e24113.</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convex hull surfa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y of Carboniferous and Permian crinoids." (1995).</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Simon, Marc S., Dieter Korn, and Stefan Koenemann. "Disparity fluctuations in Jurassic ammonoids by means of conch geometry." Palaeogeography, Palaeoclimatology, Palaeoecology 292.3 (2010): 520-531.</text:p>
          </table:table-cell>
          <table:table-cell office:value-type="string">
            <text:p>Amoni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1980">
            <text:p>1980</text:p>
          </table:table-cell>
          <table:table-cell table:style-name="ce1" office:value-type="string">
            <text:p>Molle, Willem, B. van Holst, and Hans Smit. Regional disparity and economic development in the European Community. Saxon House, Teakfield Limited., 19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Benson, Roger BJ, et al. "Rates of dinosaur body mass evolution indicate 170 million years of sustained ecological innovation on the avian stem lineage." PLoS Biology 12.5 (2014): e10018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h, Christopher L. "A new species of Xyloplax (Echinodermata: Asteroidea: Concentricycloidea) from the northeast Pacific: comparative morphology and a reassessment of phylogeny." Invertebrate Biology 125.2 (2006): 136-15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Servais, Thomas, et al. "The Ordovician Biodiversification: revolution in the oceanic trophic chain." Lethaia 41.2 (2008): 99-10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Smith, Katie L., et al. "Evidence of constrained phenotypic evolution in a cryptic species complex of agamid lizards." Evolution 65.4 (2011): 976-992.</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2">
            <text:p>2002</text:p>
          </table:table-cell>
          <table:table-cell table:style-name="ce1" office:value-type="string">
            <text:p>Chiappe, Luis M. Mesozoic birds. John Wiley &amp; Sons, Ltd, 20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llar, D. C., et al. "Habitat use affects morphological diversification in dragon lizards." Journal of evolutionary biology 23.5 (2010): 1033-1049.</text:p>
          </table:table-cell>
          <table:table-cell office:value-type="string">
            <text:p>Squamates</text:p>
          </table:table-cell>
          <table:table-cell office:value-type="string">
            <text:p>Continuous + 2D landmark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Vila Nova, Bruno Cavalcanti, and Juliana Manso Sayao. "On wing disparity and morphological variation of the Santana Group pterosaurs." Historical Biology 24.5 (2012): 567-574.</text:p>
          </table:table-cell>
          <table:table-cell office:value-type="string">
            <text:p>Pterosaurs</text:p>
          </table:table-cell>
          <table:table-cell office:value-type="string">
            <text:p>Continuou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Asher, Robert J., et al. "Stem Lagomorpha and the antiquity of Glires." Science 307.5712 (2005): 1091-109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Schander, Christoffer, and Endre Willassen. "What can biological barcoding do for marine biology?." Marine Biology Research 1.1 (2005): 79-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Knoll, Andrew H. "Daughter of time." Paleobiology 22.1 (1996): 1-7.</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table:style-name="ce1" office:value-type="string">
            <text:p>Fryer, Geoffrey. "Reflections on arthropod evolution." Biological Journal of the Linnean Society 58.1 (1996): 1-5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MacLeod, Norman. "Generalizing and extending the eigenshape method of shape space visualization and analysis." Paleobiology 25.1 (1999): 107-13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Piras, P., et al. "The role of post‐natal ontogeny in the evolution of phenotypic diversity in Podarcis lizards." Journal of evolutionary biology 24.12 (2011): 2705-2720.</text:p>
          </table:table-cell>
          <table:table-cell office:value-type="string">
            <text:p>Squamates</text:p>
          </table:table-cell>
          <table:table-cell office:value-type="string">
            <text:p>2D landmarks</text:p>
          </table:table-cell>
          <table:table-cell office:value-type="string">
            <text:p>No</text:p>
          </table:table-cell>
          <table:table-cell office:value-type="string">
            <text:p>PCA</text:p>
          </table:table-cell>
          <table:table-cell office:value-type="string">
            <text:p>distance from centroid</text:p>
          </table:table-cell>
          <table:table-cell office:value-type="string">
            <text:p>Breush-Pagan + disparity test</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Zelditch, Miriam L., et al. "Relationships of diversity, disparity, and their evolutionary rates in squirrels (Sciuridae)." Evolution 69.5 (2015): 1284-1300.</text:p>
          </table:table-cell>
          <table:table-cell office:value-type="string">
            <text:p>Rodents</text:p>
          </table:table-cell>
          <table:table-cell office:value-type="string">
            <text:p>2D landmarks</text:p>
          </table:table-cell>
          <table:table-cell office:value-type="string">
            <text:p>No</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Newman, Stuart A., and Ramray Bhat. "Dynamical patterning modules: physico-genetic determinants of morphological development and evolution." Physical Biology 5.1 (2008): 015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8">
            <text:p>1998</text:p>
          </table:table-cell>
          <table:table-cell table:style-name="ce1" office:value-type="string">
            <text:p>Xiao, Shuhai, Yun Zhang, and Andrew H. Knoll. "Three-dimensional preservation of algae and animal embryos in a Neoproterozoic phosphorite." Nature 391.6667 (1998): 553-55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Grazhdankin, Dmitriy, and Gisela Gerdes. "Ediacaran microbial colonies." Lethaia 40.3 (2007): 201-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Pélabon, Christophe, et al. "Evolution of morphological allometry." Annals of the New York Academy of Sciences 1320.1 (2014): 58-7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Lloyd, Graeme T. "Estimating morphological diversity and tempo with discrete character-taxon matrices: implementation, challenges, progress, and future directions." Biological Journal of the Linnean Society 118.1 (2016): 131-1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Jablonski, David, Kaustuv Roy, and James W. Valentine. "Evolutionary macroecology and the fossil record." Macroecology—concepts and consequences. Cambridge Univ. Press, Cambridge, UK (2003): 368-3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Moczek, Armin P. "On the origins of novelty in development and evolution." BioEssays 30.5 (2008): 432-44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tchell, Jonathan S. "Extant‐only comparative methods fail to recover the disparity preserved in the bird fossil record." Evolution 69.9 (2015): 2414-2424.</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e Paz, Guillermo Amo, et al. "Origin and diversification of major clades in parmelioid lichens (Parmeliaceae, Ascomycota) during the Paleogene inferred by Bayesian analysis." PLoS One 6.12 (2011): e2816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Jablonski, David, Kaustuv Roy, and James W. Valentine. "Out of the tropics: evolutionary dynamics of the latitudinal diversity gradient." Science 314.5796 (2006): 102-10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9">
            <text:p>1989</text:p>
          </table:table-cell>
          <table:table-cell table:style-name="ce1" office:value-type="string">
            <text:p>Schaefer, Ruth E., Margaret G. Kidwell, and Anne Fausto-Sterling. "Hybrid dysgenesis in Drosophila melanogaster: morphological and cytological studies of ovarian dysgenesis." Genetics 92.4 (1979): 1141-11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Susoy, Vladislav, et al. "Rapid diversification associated with a macroevolutionary pulse of developmental plasticity." Elife 4 (2015): e05463.</text:p>
          </table:table-cell>
          <table:table-cell office:value-type="string">
            <text:p>Nematode</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volume</text:p>
          </table:table-cell>
          <table:table-cell office:value-type="string">
            <text:p>t-test</text:p>
          </table:table-cell>
          <table:table-cell office:value-type="string">
            <text:p>Yes (pPC)</text:p>
          </table:table-cell>
          <table:table-cell table:number-columns-repeated="1015"/>
        </table:table-row>
        <table:table-row table:style-name="ro1">
          <table:table-cell office:value-type="float" office:value="2012">
            <text:p>2012</text:p>
          </table:table-cell>
          <table:table-cell table:style-name="ce1" office:value-type="string">
            <text:p>Wilson, Gregory P., et al. "Adaptive radiation of multituberculate mammals before the extinction of dinosaurs." Nature 483.7390 (2012): 457-46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altanás, Ángel, and Danielopol Dan. "Geometric Morphometrics and its use in ostracod research: a short guide." (201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Garrouste, Romain, et al. "A complete insect from the Late Devonian period." Nature 488.7409 (2012): 82-8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Lieberman, Bruce S. "Taking the pulse of the Cambrian radiation." Integrative and Comparative Biology 43.1 (2003): 229-23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Deline, Bradley, William I. Ausich, and Carlton E. Brett. "Comparing taxonomic and geographic scales in the morphologic disparity of Ordovician through Early Silurian Laurentian crinoids." Paleobiology 38.4 (2012): 538-553.</text:p>
          </table:table-cell>
          <table:table-cell office:value-type="string">
            <text:p>Crinoids</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tance</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1989">
            <text:p>1989</text:p>
          </table:table-cell>
          <table:table-cell table:style-name="ce1" office:value-type="string">
            <text:p>Grant, Si A., M. G. Hunter, and G. R. Foxcroft. "Morphological and biochemical characteristics during ovarian follicular development in the pig." Journal of reproduction and fertility 86.1 (1989): 171-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5">
            <text:p>1965</text:p>
          </table:table-cell>
          <table:table-cell table:style-name="ce1" office:value-type="string">
            <text:p>Jell, J. S., W. H. G. Maxwell, and R. G. McKellar. "The significance of the larger foraminifera in the Heron Island reef sediments." Journal of Paleontology 39.2 (1965): 273-27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eige, P. "Combining disparity with diversity to study the biogeographic pattern of Sepiidae." Berliner Paläobiologischer Abhandlungen 3 (2003): 189-19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Regier, Jerome C., and Jeffrey W. Shultz. "Molecular phylogeny of arthropods and the significance of the Cambrian “explosion” for molecular systematics." American Zoologist 38.6 (1998): 918-92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Lloyd, Graeme T., Steve C. Wang, and Stephen L. Brusatte. "Identifying heterogeneity in rates of morphological evolution: discrete character change in the evolution of lungfish (Sarcopterygii; Dipnoi)." Evolution 66.2 (2012): 330-3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4">
            <text:p>1994</text:p>
          </table:table-cell>
          <table:table-cell table:style-name="ce1" office:value-type="string">
            <text:p>Briggs, Derek EG. "Giant predators from the Cambrian of China." Science 264.5163 (1994): 1283-12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Droser, Mary L., James G. Gehling, and Sören R. Jensen. "Assemblage palaeoecology of the Ediacara biota: The unabridged edition?." Palaeogeography, Palaeoclimatology, Palaeoecology 232.2 (2006): 131-1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ebster, M. A. R. K., and H. DAVID Sheets. "A practical introduction to landmark-based geometric morphometrics." Quantitative methods in paleobiology 16 (2010): 168-18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Chen, Zhong-Qiang, and Michael J. Benton. "The timing and pattern of biotic recovery following the end-Permian mass extinction." Nature Geoscience 5.6 (2012): 375-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Vignon, Matthias, and Fabien Morat. "Environmental and genetic determinant of otolith shape revealed by a non-indigenous tropical fish." Marine Ecology Progress Series 411 (2010): 231-2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Harmon, Luke J., et al. "Early bursts of body size and shape evolution are rare in comparative data." Evolution 64.8 (2010): 2385-2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mith, Andrew J., et al. "Joined at the hip: Linked characters and the problem of missing data in studies of disparity." Evolution 68.8 (2014): 2386-2400.</text:p>
          </table:table-cell>
          <table:table-cell office:value-type="string">
            <text:p>Simulated</text:p>
          </table:table-cell>
          <table:table-cell office:value-type="string">
            <text:p>Discrete</text:p>
          </table:table-cell>
          <table:table-cell office:value-type="string">
            <text:p>NA</text:p>
          </table:table-cell>
          <table:table-cell office:value-type="string">
            <text:p>PCO</text:p>
          </table:table-cell>
          <table:table-cell office:value-type="string">
            <text:p>sum of rang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Hunt, Gene. "Measuring rates of phenotypic evolution and the inseparability of tempo and mode." Paleobiology 38.3 (2012): 351-3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3">
            <text:p>1993</text:p>
          </table:table-cell>
          <table:table-cell table:style-name="ce1" office:value-type="string">
            <text:p>Gould, Stephen Jay. "How to analyze Burgess Shale disparity—a reply to Ridley." Paleobiology 19.4 (1993): 522-5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ext:p>Birds</text:p>
          </table:table-cell>
          <table:table-cell office:value-type="string">
            <text:p>Continuous</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1993">
            <text:p>1993</text:p>
          </table:table-cell>
          <table:table-cell table:style-name="ce1" office:value-type="string">
            <text:p>Purcell, Steven W., and David R. Bellwood. "A functional analysis of food procurement in two surgeonfish species, Acanthurus nigrofuscus andCtenochaetus striatus (Acanthuridae)." Environmental Biology of Fishes 37.2 (1993): 139-15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undrata, Robin, and Ladislav Bocak. "The phylogeny and limits of Elateridae (Insecta, Coleoptera): is there a common tendency of click beetles to soft‐bodiedness and neoteny?." Zoologica Scripta 40.4 (2011): 364-37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Kotrc, Benjamin, and Andrew H. Knoll. "A morphospace of planktonic marine diatoms. I. Two views of disparity through time." Paleobiology 41.1 (2015): 45-67.</text:p>
          </table:table-cell>
          <table:table-cell office:value-type="string">
            <text:p>Foraminifera</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tance + convex hull volume + alpha shape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Knoll, Andrew H., Karl J. Niklas, and Bruce H. Tiffney. "Phanerozoic land-plant diversity in North America." Science 206.4425 (1979): 1400-140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7">
            <text:p>1997</text:p>
          </table:table-cell>
          <table:table-cell table:style-name="ce1" office:value-type="string">
            <text:p>Lowe, Christopher J., and Gregory A. Wray. "Radical alterations in the roles of homeobox genes during echinoderm evolution." Nature 389.6652 (1997): 718-72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Smith, Kathleen K. "Sequence heterochrony and the evolution of development." Journal of morphology 252.1 (2002): 82-9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Gómez‐Robles, Aida, and P. David Polly. "Morphological integration in the hominin dentition: evolutionary, developmental, and functional factors." Evolution 66.4 (2012): 1024-1043.</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distances (geomorph)</text:p>
          </table:table-cell>
          <table:table-cell office:value-type="string">
            <text:p>Non-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orris, S. Conway. "Burgess Shale-type faunas in the context of the ‘Cambrian explosion’: a review." Journal of the Geological Society 149.4 (1992): 631-63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Kwon, J. S., et al. "Similarity and disparity of obsessive-compulsive disorder and schizophrenia in MR volumetric abnormalities of the hippocampus-amygdala complex." Journal of Neurology, Neurosurgery &amp; Psychiatry 74.7 (2003): 962-9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ext:p>Angiosperms</text:p>
          </table:table-cell>
          <table:table-cell office:value-type="string">
            <text:p>2D landmarks</text:p>
          </table:table-cell>
          <table:table-cell office:value-type="string">
            <text:p>No</text:p>
          </table:table-cell>
          <table:table-cell office:value-type="string">
            <text:p>CVA + PCA</text:p>
          </table:table-cell>
          <table:table-cell office:value-type="string">
            <text:p>centroid size</text:p>
          </table:table-cell>
          <table:table-cell office:value-type="string">
            <text:p>regression score</text:p>
          </table:table-cell>
          <table:table-cell office:value-type="string">
            <text:p>Yes (pPC)</text:p>
          </table:table-cell>
          <table:table-cell table:number-columns-repeated="1015"/>
        </table:table-row>
        <table:table-row table:style-name="ro1">
          <table:table-cell office:value-type="float" office:value="1990">
            <text:p>1990</text:p>
          </table:table-cell>
          <table:table-cell table:style-name="ce1" office:value-type="string">
            <text:p>Briggs, Derek EG. "Early arthropods: Dampening the Cambrian explosion." Short courses in paleontology 3 (1990): 24-4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4">
            <text:p>2004</text:p>
          </table:table-cell>
          <table:table-cell table:style-name="ce1" office:value-type="string">
            <text:p>Baker, K., et al. "Proximal versus distal hyperplastic polyps of the colorectum: different lesions or a biological spectrum?." Journal of clinical pathology 57.10 (2004): 1089-10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Verdú, Miguel, Lorena Gómez-Aparicio, and Alfonso Valiente-Banuet. "Phylogenetic relatedness as a tool in restoration ecology: a meta-analysis." Proceedings of the Royal Society of London B: Biological Sciences 279.1734 (2012): 1761-176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Bennett, Kevin J., Bankole Olatosi, and Janice C. Probst. "Health disparities: a rural-urban chartbook." Health disparities: a rural-urban chartbook. (2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rkner, Christian S., and Stefan Richter. "Evolutionary morphology of the circulatory system in Peracarida (Malacostraca; Crustacea)." Cladistics 26.2 (2010): 143-1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Piras, Paolo, et al. "Functional and phylogenetic constraints in Rhinocerotinae craniodental morphology." Evolutionary Ecology Research 12.8 (2010): 897-928.</text:p>
          </table:table-cell>
          <table:table-cell office:value-type="string">
            <text:p>Mammals</text:p>
          </table:table-cell>
          <table:table-cell office:value-type="string">
            <text:p>3D landmarks</text:p>
          </table:table-cell>
          <table:table-cell office:value-type="string">
            <text:p>No</text:p>
          </table:table-cell>
          <table:table-cell office:value-type="string">
            <text:p>PCA</text:p>
          </table:table-cell>
          <table:table-cell office:value-type="string">
            <text:p>Variance</text:p>
          </table:table-cell>
          <table:table-cell office:value-type="string">
            <text:p>ANOVA</text:p>
          </table:table-cell>
          <table:table-cell table:number-columns-repeated="1016"/>
        </table:table-row>
        <table:table-row table:style-name="ro1">
          <table:table-cell office:value-type="float" office:value="2004">
            <text:p>2004</text:p>
          </table:table-cell>
          <table:table-cell table:style-name="ce1" office:value-type="string">
            <text:p>Navarro, Nicolas, Xavier Zatarain, and Sophie Montuire. "Effects of morphometric descriptor changes on statistical classification and morphospaces." Biological Journal of the Linnean Society 83.2 (2004): 243-2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McMahan, Caleb D., et al. "Temporal patterns of diversification across global cichlid biodiversity (Acanthomorpha: Cichlidae)." PloS one 8.8 (2013): e711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Gatesy, Stephen M., and Kevin M. Middleton. "Bipedalism, flight, and the evolution of theropod locomotor diversity." Journal of Vertebrate Paleontology 17.2 (1997): 308-32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1">
            <text:p>1991</text:p>
          </table:table-cell>
          <table:table-cell table:style-name="ce1" office:value-type="string">
            <text:p>Ferreira, A. G., et al. "Myocardial bridges: morphological and functional aspects." Heart 66.5 (1991): 364-3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imon, Marc S., Dieter Korn, and Stefan Koenemann. "Temporal patterns in disparity and diversity of the Jurassic ammonoids of southern Germany." Fossil Record 14.1 (2011): 77-94.</text:p>
          </table:table-cell>
          <table:table-cell office:value-type="string">
            <text:p>Amonites</text:p>
          </table:table-cell>
          <table:table-cell office:value-type="string">
            <text:p>Ellipctic Fourier</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Trestman, Michael. "The Cambrian explosion and the origins of embodied cognition." Biological Theory 8.1 (2013): 80-9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6">
            <text:p>2016</text:p>
          </table:table-cell>
          <table:table-cell table:style-name="ce1" office:value-type="string">
            <text:p>Larson, Derek W., Caleb M. Brown, and David C. Evans. "Dental disparity and ecological stability in bird-like dinosaurs prior to the end-Cretaceous mass extinction." Current Biology 26.10 (2016): 1325-1333.</text:p>
          </table:table-cell>
          <table:table-cell office:value-type="string">
            <text:p>Theropods</text:p>
          </table:table-cell>
          <table:table-cell office:value-type="string">
            <text:p>Continuous</text:p>
          </table:table-cell>
          <table:table-cell office:value-type="string">
            <text:p>No</text:p>
          </table:table-cell>
          <table:table-cell office:value-type="string">
            <text:p>PCA</text:p>
          </table:table-cell>
          <table:table-cell office:value-type="string">
            <text:p>centroid siz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osos, Jonathan B., and D. Luke Mahler. "Adaptive radiation: the interaction of ecological opportunity, adaptation, and speciation." Evolution since Darwin: the first 150 (2010): 381-42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alentine, James W. On the origin of phyla. University of Chicago Press, 200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Parkinson, John, et al. "A transcriptomic analysis of the phylum Nematoda." Nature genetics 36.12 (2004): 1259-126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Budd, Graham E. "The morphology of Opabinia regalis and the reconstruction of the arthropod stem‐group." Lethaia 29.1 (1996): 1-1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number-rows-repeated="104807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24/11/2017</text:date>, <text:time>09:44: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9:44:35</dc:date>
    <meta:generator>OpenOffice/4.1.4$Unix OpenOffice.org_project/414m5$Build-9788</meta:generator>
    <meta:editing-duration>PT15H18M56S</meta:editing-duration>
    <meta:editing-cycles>58</meta:editing-cycles>
    <meta:document-statistic meta:table-count="1" meta:cell-count="4781" meta:object-count="0"/>
  </office:meta>
</office:document-meta>
</file>